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21cm" fo:min-width="3.6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772cm" fo:min-width="3.23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0.921cm" fo:min-width="4.47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0.92cm" fo:min-width="4.462cm"/>
    </style:style>
    <style:style style:name="gr5" style:family="graphic" style:parent-style-name="standard">
      <style:graphic-properties draw:fill-color="#009900" draw:textarea-horizontal-align="justify" draw:textarea-vertical-align="middle" draw:auto-grow-height="false" fo:min-height="0.921cm" fo:min-width="4.462cm"/>
    </style:style>
    <style:style style:name="gr6" style:family="graphic" style:parent-style-name="standard">
      <style:graphic-properties draw:fill-color="#009900" draw:textarea-horizontal-align="justify" draw:textarea-vertical-align="middle" draw:auto-grow-height="false" fo:min-height="0.92cm" fo:min-width="4.47cm"/>
    </style:style>
    <style:style style:name="gr7" style:family="graphic" style:parent-style-name="standard">
      <style:graphic-properties draw:fill-color="#009900" draw:textarea-horizontal-align="justify" draw:textarea-vertical-align="middle" draw:auto-grow-height="false" fo:min-height="0.921cm" fo:min-width="4.774cm"/>
    </style:style>
    <style:style style:name="gr8" style:family="graphic" style:parent-style-name="standard">
      <style:graphic-properties draw:fill-color="#009900" draw:textarea-horizontal-align="justify" draw:textarea-vertical-align="middle" draw:auto-grow-height="false" fo:min-height="0.914cm" fo:min-width="4.774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914cm" fo:min-width="4.77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fff99"/>
      <style:paragraph-properties fo:text-align="center"/>
      <style:text-properties fo:font-size="14pt"/>
    </style:style>
    <style:style style:name="P3" style:family="paragraph">
      <loext:graphic-properties draw:fill-color="#009900"/>
      <style:paragraph-properties fo:text-align="center"/>
      <style:text-properties fo:font-size="14pt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-color="#009900"/>
      <style:paragraph-properties fo:text-align="end"/>
      <style:text-properties fo:font-size="1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009900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ff9900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lobal scheme of Python files for OSM data analysis</text:p>
          </draw:text-box>
        </draw:frame>
        <draw:custom-shape draw:style-name="gr1" draw:text-style-name="P1" xml:id="id1" draw:id="id1" draw:layer="layout" svg:width="4.19cm" svg:height="1.171cm" svg:x="0.5cm" svg:y="4.8cm">
          <text:p text:style-name="P1">Region.osh.pbf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458cm" svg:height="2.043cm" svg:x="3.286cm" svg:y="6.263cm">
          <text:p text:style-name="P1">OSM-history-parsing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4.97cm" svg:height="1.171cm" svg:x="11.368cm" svg:y="6.699cm">
          <text:p text:style-name="P1">Region-elements.csv</text:p>
          <draw:enhanced-geometry svg:viewBox="0 0 21600 21600" draw:type="rectangle" draw:enhanced-path="M 0 0 L 21600 0 21600 21600 0 21600 0 0 Z N"/>
        </draw:custom-shape>
        <draw:custom-shape draw:style-name="gr4" draw:text-style-name="P5" xml:id="id12" draw:id="id12" draw:layer="layout" svg:width="4.962cm" svg:height="1.17cm" svg:x="9.73cm" svg:y="10.916cm">
          <text:p text:style-name="P4">Region-tlways.csv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4.97cm" svg:height="1.171cm" svg:x="9.73cm" svg:y="9.604cm">
          <text:p text:style-name="P4">Region-tlnodes.cs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" draw:id="id14" draw:layer="layout" svg:width="4.962cm" svg:height="1.171cm" svg:x="9.73cm" svg:y="12.229cm">
          <text:p text:style-name="P4">Region-tlrelations.csv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4.97cm" svg:height="1.17cm" svg:x="2.73cm" svg:y="14.802cm">
          <text:p text:style-name="P1">Region-nodes.csv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4.97cm" svg:height="1.171cm" svg:x="2.73cm" svg:y="16.115cm">
          <text:p text:style-name="P1">Region-ways.csv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4.97cm" svg:height="1.171cm" svg:x="2.73cm" svg:y="17.429cm">
          <text:p text:style-name="P1">Region-relations.csv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5.274cm" svg:height="1.171cm" svg:x="21.826cm" svg:y="9.327cm">
          <text:p text:style-name="P6"><text:span text:style-name="T1">Region-md-elems.cs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5.274cm" svg:height="1.171cm" svg:x="21.826cm" svg:y="10.641cm">
          <text:p text:style-name="P1">Region-md-chgsets.csv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5.274cm" svg:height="1.164cm" svg:x="21.826cm" svg:y="11.961cm">
          <text:p text:style-name="P6"><text:span text:style-name="T1">Region-md-users.cs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458cm" svg:height="2.043cm" svg:x="17.242cm" svg:y="6.2cm">
          <text:p text:style-name="P1">OSM-metadata-extract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7.458cm" svg:height="2.043cm" svg:x="0.5cm" svg:y="10.2cm">
          <text:p text:style-name="P1">&lt;elem&gt;-history-stat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8" draw:id="id8" draw:layer="layout" svg:width="7.458cm" svg:height="2.043cm" svg:x="19.7cm" svg:y="14.2cm">
          <text:p text:style-name="P1">OSM-metadata-plotting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9" draw:id="id9" draw:layer="layout" svg:width="5.274cm" svg:height="1.164cm" svg:x="20.826cm" svg:y="17.1cm">
          <text:p text:style-name="P6"><text:span text:style-name="T1">.png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7.458cm" svg:height="2.043cm" svg:x="9.842cm" svg:y="14.957cm">
          <text:p text:style-name="P1">OSM-latest-data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xml:id="id10" draw:id="id10" draw:layer="layout" svg:x1="2.595cm" svg:y1="5.971cm" svg:x2="3.286cm" svg:y2="7.285cm" draw:start-shape="id1" draw:start-glue-point="2" draw:end-shape="id2" draw:end-glue-point="5" svg:d="M2595 5971v1314h691" svg:viewBox="0 0 692 1315">
          <text:p/>
        </draw:connector>
        <draw:connector draw:style-name="gr10" draw:text-style-name="P9" draw:layer="layout" svg:x1="10.744cm" svg:y1="7.285cm" svg:x2="11.368cm" svg:y2="7.284cm" draw:start-shape="id2" draw:start-glue-point="7" draw:end-shape="id3" draw:end-glue-point="3" svg:d="M10744 7285h313v-1h311" svg:viewBox="0 0 625 2">
          <text:p/>
        </draw:connector>
        <draw:connector draw:style-name="gr10" draw:text-style-name="P9" draw:layer="layout" svg:x1="16.338cm" svg:y1="7.284cm" svg:x2="17.242cm" svg:y2="7.222cm" draw:start-shape="id3" draw:start-glue-point="1" draw:end-shape="id4" draw:end-glue-point="5" svg:d="M16338 7284h452v-62h452" svg:viewBox="0 0 905 63">
          <text:p/>
        </draw:connector>
        <draw:connector draw:style-name="gr10" draw:text-style-name="P9" draw:layer="layout" svg:x1="20.971cm" svg:y1="8.243cm" svg:x2="21.826cm" svg:y2="9.912cm" draw:start-shape="id4" draw:start-glue-point="6" draw:end-shape="id5" draw:end-glue-point="3" svg:d="M20971 8243v1669h855" svg:viewBox="0 0 856 1670">
          <text:p/>
        </draw:connector>
        <draw:connector draw:style-name="gr10" draw:text-style-name="P9" draw:layer="layout" svg:x1="20.971cm" svg:y1="8.243cm" svg:x2="21.826cm" svg:y2="11.226cm" draw:start-shape="id4" draw:start-glue-point="6" draw:end-shape="id6" draw:end-glue-point="3" svg:d="M20971 8243v2983h855" svg:viewBox="0 0 856 2984">
          <text:p/>
        </draw:connector>
        <draw:connector draw:style-name="gr10" draw:text-style-name="P9" draw:layer="layout" svg:x1="20.971cm" svg:y1="8.243cm" svg:x2="21.826cm" svg:y2="12.543cm" draw:start-shape="id4" draw:start-glue-point="6" draw:end-shape="id7" draw:end-glue-point="3" svg:d="M20971 8243v4300h855" svg:viewBox="0 0 856 4301">
          <text:p/>
        </draw:connector>
        <draw:connector draw:style-name="gr10" draw:text-style-name="P9" draw:layer="layout" svg:x1="27.1cm" svg:y1="9.912cm" svg:x2="27.158cm" svg:y2="15.222cm" draw:start-shape="id5" draw:start-glue-point="1" draw:end-shape="id8" draw:end-glue-point="7" svg:d="M27100 9912h560v5310h-502" svg:viewBox="0 0 561 5311">
          <text:p/>
        </draw:connector>
        <draw:connector draw:style-name="gr10" draw:text-style-name="P9" draw:layer="layout" svg:x1="27.1cm" svg:y1="11.226cm" svg:x2="27.158cm" svg:y2="15.222cm" draw:start-shape="id6" draw:start-glue-point="1" draw:end-shape="id8" draw:end-glue-point="7" svg:d="M27100 11226h560v3996h-502" svg:viewBox="0 0 561 3997">
          <text:p/>
        </draw:connector>
        <draw:connector draw:style-name="gr10" draw:text-style-name="P9" draw:layer="layout" svg:x1="27.1cm" svg:y1="12.543cm" svg:x2="27.158cm" svg:y2="15.222cm" draw:start-shape="id7" draw:start-glue-point="1" draw:end-shape="id8" draw:end-glue-point="7" svg:d="M27100 12543h560v2679h-502" svg:viewBox="0 0 561 2680">
          <text:p/>
        </draw:connector>
        <draw:connector draw:style-name="gr10" draw:text-style-name="P9" draw:layer="layout" svg:x1="23.429cm" svg:y1="16.243cm" svg:x2="23.463cm" svg:y2="17.1cm" draw:start-shape="id8" draw:start-glue-point="6" draw:end-shape="id9" draw:end-glue-point="0" svg:d="M23429 16243v429h34v428" svg:viewBox="0 0 35 858">
          <text:p/>
        </draw:connector>
        <draw:connector draw:style-name="gr10" draw:text-style-name="P9" draw:layer="layout" svg:x1="2.595cm" svg:y1="7.285cm" svg:x2="4.229cm" svg:y2="10.2cm" draw:start-shape="id10" draw:start-glue-point="0" draw:end-shape="id11" draw:end-glue-point="4" svg:d="M2595 7285v1532h1634v1383" svg:viewBox="0 0 1635 2916">
          <text:p/>
        </draw:connector>
        <draw:connector draw:style-name="gr10" draw:text-style-name="P9" draw:layer="layout" svg:x1="7.958cm" svg:y1="11.222cm" svg:x2="9.73cm" svg:y2="11.501cm" draw:start-shape="id11" draw:start-glue-point="7" draw:end-shape="id12" draw:end-glue-point="3" svg:d="M7958 11222h887v279h885" svg:viewBox="0 0 1773 280">
          <text:p/>
        </draw:connector>
        <draw:connector draw:style-name="gr10" draw:text-style-name="P9" draw:layer="layout" svg:x1="7.958cm" svg:y1="11.222cm" svg:x2="9.73cm" svg:y2="10.189cm" draw:start-shape="id11" draw:start-glue-point="7" draw:end-shape="id13" svg:d="M7958 11222h887v-1033h885" svg:viewBox="0 0 1773 1034">
          <text:p/>
        </draw:connector>
        <draw:connector draw:style-name="gr10" draw:text-style-name="P9" draw:layer="layout" svg:x1="7.958cm" svg:y1="11.222cm" svg:x2="9.73cm" svg:y2="12.814cm" draw:start-shape="id11" draw:start-glue-point="7" draw:end-shape="id14" draw:end-glue-point="3" svg:d="M7958 11222h887v1592h885" svg:viewBox="0 0 1773 1593">
          <text:p/>
        </draw:connector>
        <draw:connector draw:style-name="gr10" draw:text-style-name="P9" draw:layer="layout" svg:x1="14.7cm" svg:y1="10.189cm" svg:x2="17.3cm" svg:y2="15.979cm" draw:start-shape="id13" draw:start-glue-point="1" draw:end-shape="id15" draw:end-glue-point="7" svg:d="M14700 10189h3102v5790h-502" svg:viewBox="0 0 3103 5791">
          <text:p/>
        </draw:connector>
        <draw:connector draw:style-name="gr10" draw:text-style-name="P9" draw:layer="layout" svg:x1="14.692cm" svg:y1="11.501cm" svg:x2="17.3cm" svg:y2="15.979cm" draw:start-shape="id12" draw:start-glue-point="1" draw:end-shape="id15" draw:end-glue-point="7" svg:d="M14692 11501h3110v4478h-502" svg:viewBox="0 0 3111 4479">
          <text:p/>
        </draw:connector>
        <draw:connector draw:style-name="gr10" draw:text-style-name="P9" draw:layer="layout" svg:x1="14.692cm" svg:y1="12.814cm" svg:x2="17.3cm" svg:y2="15.979cm" draw:start-shape="id14" draw:start-glue-point="1" draw:end-shape="id15" draw:end-glue-point="7" svg:d="M14692 12814h3110v3165h-502" svg:viewBox="0 0 3111 3166">
          <text:p/>
        </draw:connector>
        <draw:connector draw:style-name="gr10" draw:text-style-name="P9" draw:layer="layout" svg:x1="9.842cm" svg:y1="15.979cm" svg:x2="7.7cm" svg:y2="15.387cm" draw:start-shape="id15" draw:start-glue-point="5" draw:end-shape="id16" svg:d="M9842 15979h-1071v-592h-1071" svg:viewBox="0 0 2143 593">
          <text:p/>
        </draw:connector>
        <draw:connector draw:style-name="gr10" draw:text-style-name="P9" draw:layer="layout" svg:x1="9.842cm" svg:y1="15.979cm" svg:x2="7.7cm" svg:y2="16.7cm" draw:start-shape="id15" draw:start-glue-point="5" draw:end-shape="id17" svg:d="M9842 15979h-1071v721h-1071" svg:viewBox="0 0 2143 722">
          <text:p/>
        </draw:connector>
        <draw:connector draw:style-name="gr10" draw:text-style-name="P9" draw:layer="layout" svg:x1="9.842cm" svg:y1="15.979cm" svg:x2="7.7cm" svg:y2="18.014cm" draw:start-shape="id15" draw:start-glue-point="5" draw:end-shape="id18" svg:d="M9842 15979h-1071v2035h-1071" svg:viewBox="0 0 2143 2036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8:27:03.939924917</meta:creation-date>
    <dc:date>2017-03-22T18:40:26.530268366</dc:date>
    <meta:editing-duration>PT3M1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